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4.909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35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3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5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49" style:family="table-cell" style:parent-style-name="Default">
      <style:table-cell-properties fo:background-color="#c9211e" style:text-align-source="fix" style:repeat-content="false" fo:border="0.74pt solid #000000" style:vertical-align="middle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0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5" style:family="table-cell" style:parent-style-name="Default">
      <style:table-cell-properties fo:background-color="#c9211e" fo:border="0.74pt solid #000000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17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ackground-color="#c9211e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c9211e" fo:border-left="none" fo:border-right="0.74pt solid #000000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371cm" loext:decorative="false"/>
      <style:paragraph-properties style:writing-mode="lr-tb"/>
    </style:style>
    <style:style style:name="gr3" style:family="graphic" style:parent-style-name="Note">
      <style:graphic-properties fo:min-height="1.976cm" loext:decorative="false"/>
      <style:paragraph-properties style:writing-mode="lr-tb"/>
    </style:style>
    <style:style style:name="gr4" style:family="graphic" style:parent-style-name="Note">
      <style:graphic-properties fo:min-height="2.76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Default"/>
        <table:table-column table:style-name="co5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5" table:number-columns-repeated="4"/>
          <table:table-cell/>
          <table:table-cell table:style-name="ce16" table:number-columns-repeated="4"/>
        </table:table-row>
        <table:table-row table:style-name="ro1">
          <table:table-cell table:number-columns-repeated="4"/>
          <table:table-cell table:style-name="ce35" office:value-type="string" calcext:value-type="string" table:number-columns-spanned="4" table:number-rows-spanned="1">
            <text:p>Año 1</text:p>
          </table:table-cell>
          <table:covered-table-cell table:number-columns-repeated="3" table:style-name="ce7"/>
          <table:table-cell/>
          <table:table-cell table:style-name="ce35" office:value-type="string" calcext:value-type="string" table:number-columns-spanned="4" table:number-rows-spanned="1">
            <text:p>Año 2</text:p>
          </table:table-cell>
          <table:covered-table-cell table:number-columns-repeated="3" table:style-name="ce7"/>
          <table:table-cell/>
          <table:table-cell table:style-name="ce35" office:value-type="string" calcext:value-type="string" table:number-columns-spanned="4" table:number-rows-spanned="1">
            <text:p>Año 3</text:p>
          </table:table-cell>
          <table:covered-table-cell table:number-columns-repeated="3" table:style-name="ce7"/>
        </table:table-row>
        <table:table-row table:style-name="ro1">
          <table:table-cell table:number-columns-repeated="4"/>
          <table:table-cell table:style-name="ce35" office:value-type="string" calcext:value-type="string">
            <text:p>Ingresos</text:p>
          </table:table-cell>
          <table:table-cell table:style-name="ce35" office:value-type="string" calcext:value-type="string">
            <text:p>Coste</text:p>
          </table:table-cell>
          <table:table-cell table:style-name="ce35" office:value-type="string" calcext:value-type="string">
            <text:p>Cobros</text:p>
          </table:table-cell>
          <table:table-cell table:style-name="ce35" office:value-type="string" calcext:value-type="string">
            <text:p>Pagos</text:p>
          </table:table-cell>
          <table:table-cell/>
          <table:table-cell table:style-name="ce35" office:value-type="string" calcext:value-type="string">
            <text:p>Ingresos</text:p>
          </table:table-cell>
          <table:table-cell table:style-name="ce35" office:value-type="string" calcext:value-type="string">
            <text:p>Coste</text:p>
          </table:table-cell>
          <table:table-cell table:style-name="ce35" office:value-type="string" calcext:value-type="string">
            <text:p>Cobros</text:p>
          </table:table-cell>
          <table:table-cell table:style-name="ce35" office:value-type="string" calcext:value-type="string">
            <text:p>Pagos</text:p>
          </table:table-cell>
          <table:table-cell/>
          <table:table-cell table:style-name="ce35" office:value-type="string" calcext:value-type="string">
            <text:p>Ingresos</text:p>
          </table:table-cell>
          <table:table-cell table:style-name="ce35" office:value-type="string" calcext:value-type="string">
            <text:p>Coste</text:p>
          </table:table-cell>
          <table:table-cell table:style-name="ce35" office:value-type="string" calcext:value-type="string">
            <text:p>Cobros</text:p>
          </table:table-cell>
          <table:table-cell table:style-name="ce35" office:value-type="string" calcext:value-type="string">
            <text:p>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ra M. Prima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  <table:table-cell table:formula="of:=2000*7" office:value-type="float" office:value="14000" calcext:value-type="float">
            <text:p>14000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2"/>
          <table:table-cell office:value-type="float" office:value="22400" calcext:value-type="float">
            <text:p>22400</text:p>
          </table:table-cell>
          <table:table-cell/>
          <table:table-cell table:formula="of:=[.P5]" office:value-type="float" office:value="22400" calcext:value-type="float">
            <text:p>22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ta Producto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1" office:value-type="float" office:value="12500" calcext:value-type="float">
            <office:annotation draw:style-name="gr1" svg:width="2.899cm" svg:height="1.799cm" svg:x="20.047cm" svg:y="0.758cm" draw:caption-point-x="-0.61cm" draw:caption-point-y="1.51cm">
              <dc:creator>Autoría desconocida</dc:creator>
              <dc:date>2025-02-11T00:00:00</dc:date>
              <text:p>Cobro de 12500€ el año 2</text:p>
            </office:annotation>
            <text:p>12500</text:p>
          </table:table-cell>
          <table:table-cell table:number-columns-repeated="2"/>
          <table:table-cell table:formula="of:=1700*27" office:value-type="float" office:value="45900" calcext:value-type="float">
            <text:p>45900</text:p>
          </table:table-cell>
          <table:table-cell/>
          <table:table-cell table:formula="of:=[.J6]" office:value-type="float" office:value="45900" calcext:value-type="float">
            <text:p>45900</text:p>
          </table:table-cell>
          <table:table-cell table:number-columns-repeated="2"/>
          <table:table-cell table:formula="of:=5100*28" office:value-type="float" office:value="142800" calcext:value-type="float">
            <text:p>142800</text:p>
          </table:table-cell>
          <table:table-cell/>
          <table:table-cell table:formula="of:=[.O6]" office:value-type="float" office:value="142800" calcext:value-type="float">
            <text:p>1428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quiler</text:p>
          </table:table-cell>
          <table:table-cell/>
          <table:table-cell table:formula="of:=1400*12" office:value-type="float" office:value="16800" calcext:value-type="float">
            <text:p>16800</text:p>
          </table:table-cell>
          <table:table-cell/>
          <table:table-cell table:style-name="ce12" table:formula="of:=[.F7]/2" office:value-type="float" office:value="8400" calcext:value-type="float">
            <office:annotation draw:style-name="gr1" svg:width="2.899cm" svg:height="1.799cm" svg:x="22.305cm" svg:y="1.209cm" draw:caption-point-x="-0.61cm" draw:caption-point-y="1.51cm">
              <dc:creator>Autoría desconocida</dc:creator>
              <dc:date>2025-02-11T00:00:00</dc:date>
              <text:p>Se pagan 8400€ el año 3</text:p>
            </office:annotation>
            <text:p>8400</text:p>
          </table:table-cell>
          <table:table-cell table:number-columns-repeated="2"/>
          <table:table-cell table:formula="of:=5000*12" office:value-type="float" office:value="60000" calcext:value-type="float">
            <text:p>60000</text:p>
          </table:table-cell>
          <table:table-cell/>
          <table:table-cell table:formula="of:=[.K7]" office:value-type="float" office:value="60000" calcext:value-type="float">
            <text:p>60000</text:p>
          </table:table-cell>
          <table:table-cell table:number-columns-repeated="2"/>
          <table:table-cell table:style-name="ce49" table:formula="of:=11200*12" office:value-type="float" office:value="134400" calcext:value-type="float">
            <office:annotation draw:style-name="gr1" svg:width="2.899cm" svg:height="1.799cm" svg:x="42.538cm" svg:y="1.209cm" draw:caption-point-x="-0.61cm" draw:caption-point-y="1.51cm">
              <dc:creator>Autoría desconocida</dc:creator>
              <dc:date>2025-02-12T12:30:00</dc:date>
              <text:p>Alquiler del año 3 más el del año 1 sumado</text:p>
            </office:annotation>
            <text:p>134400</text:p>
          </table:table-cell>
          <table:table-cell/>
          <table:table-cell table:formula="of:=[.P7]" office:value-type="float" office:value="134400" calcext:value-type="float">
            <text:p>134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rtización Edificio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table:style-name="ce13" office:value-type="float" office:value="30000" calcext:value-type="float">
            <office:annotation draw:style-name="gr1" svg:width="2.899cm" svg:height="1.799cm" svg:x="22.305cm" svg:y="1.661cm" draw:caption-point-x="-0.61cm" draw:caption-point-y="1.51cm">
              <dc:creator>Autoría desconocida</dc:creator>
              <dc:date>2025-02-11T00:00:00</dc:date>
              <text:p>Amortización Edificio de 30000€ en el año 3</text:p>
            </office:annotation>
            <text:p>30000</text:p>
          </table:table-cell>
          <table:table-cell table:number-columns-repeated="2"/>
          <table:table-cell table:style-name="ce49" office:value-type="float" office:value="30000" calcext:value-type="float">
            <office:annotation draw:style-name="gr1" svg:width="2.899cm" svg:height="1.799cm" svg:x="31.249cm" svg:y="1.661cm" draw:caption-point-x="-0.61cm" draw:caption-point-y="1.51cm">
              <dc:creator>Autoría desconocida</dc:creator>
              <dc:date>2025-02-12T12:31:00</dc:date>
              <text:p>Amortización del año 2</text:p>
            </office:annotation>
            <text:p>30000</text:p>
          </table:table-cell>
          <table:table-cell/>
          <table:table-cell table:style-name="ce37"/>
          <table:table-cell table:number-columns-repeated="2"/>
          <table:table-cell table:style-name="ce53"/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rtización Maquinaria</text:p>
          </table:table-cell>
          <table:table-cell/>
          <table:table-cell office:value-type="float" office:value="1500" calcext:value-type="float">
            <office:annotation draw:style-name="gr1" svg:width="2.899cm" svg:height="1.799cm" svg:x="17.789cm" svg:y="2.112cm" draw:caption-point-x="-0.61cm" draw:caption-point-y="1.51cm">
              <dc:creator>Autoría desconocida</dc:creator>
              <dc:date>2025-02-11T00:00:00</dc:date>
              <text:p>Amortización de la maquinaria de 1500€ el año 2 y el año 3</text:p>
            </office:annotation>
            <text:p>1500</text:p>
          </table:table-cell>
          <table:table-cell/>
          <table:table-cell table:style-name="ce14" table:formula="of:=[Préstamo.$F$18]" office:value-type="float" office:value="1586.87522636726" calcext:value-type="float">
            <text:p>1586,87522636726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H9]" office:value-type="float" office:value="1586.87522636726" calcext:value-type="float">
            <office:annotation draw:style-name="gr1" svg:width="2.899cm" svg:height="1.799cm" svg:x="35.765cm" svg:y="2.112cm" draw:caption-point-x="-0.61cm" draw:caption-point-y="1.51cm">
              <dc:creator>Autoría desconocida</dc:creator>
              <dc:date>2025-02-12T11:17:00</dc:date>
              <text:p>Anualidad año 2</text:p>
            </office:annotation>
            <text:p>1586,87522636726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M9]" office:value-type="float" office:value="1586.87522636726" calcext:value-type="float">
            <office:annotation draw:style-name="gr1" svg:width="2.899cm" svg:height="1.799cm" svg:x="47.054cm" svg:y="2.112cm" draw:caption-point-x="-0.61cm" draw:caption-point-y="1.51cm">
              <dc:creator>Autoría desconocida</dc:creator>
              <dc:date>2025-02-12T12:38:00</dc:date>
              <text:p>Anualidad año 3</text:p>
            </office:annotation>
            <text:p>1586,875226367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bro Venta Producto Año 1</text:p>
          </table:table-cell>
          <table:table-cell/>
          <table:table-cell table:style-name="ce37"/>
          <table:table-cell table:number-columns-repeated="3"/>
          <table:table-cell table:style-name="ce37"/>
          <table:table-cell/>
          <table:table-cell table:style-name="ce49" office:value-type="float" office:value="12500" calcext:value-type="float">
            <office:annotation draw:style-name="gr1" svg:width="2.899cm" svg:height="1.799cm" svg:x="33.507cm" svg:y="2.564cm" draw:caption-point-x="-0.61cm" draw:caption-point-y="1.51cm">
              <dc:creator>Autoría desconocida</dc:creator>
              <dc:date>2025-02-12T11:13:00</dc:date>
              <text:p>Cobro Venta producto del año 1</text:p>
            </office:annotation>
            <text:p>12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gresos arrendamientos</text:p>
          </table:table-cell>
          <table:table-cell/>
          <table:table-cell table:style-name="ce37"/>
          <table:table-cell table:number-columns-repeated="3"/>
          <table:table-cell office:value-type="float" office:value="31000" calcext:value-type="float">
            <text:p>31000</text:p>
          </table:table-cell>
          <table:table-cell table:style-name="ce37"/>
          <table:table-cell table:style-name="ce13" table:formula="of:=[.J11]/2" office:value-type="float" office:value="15500" calcext:value-type="float">
            <office:annotation draw:style-name="gr2" svg:width="2.899cm" svg:height="2.571cm" svg:x="33.507cm" svg:y="3.016cm" draw:caption-point-x="-0.61cm" draw:caption-point-y="1.51cm">
              <dc:creator>Autoría desconocida</dc:creator>
              <dc:date>2025-02-12T11:10:00</dc:date>
              <text:p>Ingresos por arrendamientos de 31000€ que se cobra en dos años. Cada uno 15500€</text:p>
            </office:annotation>
            <text:p>15500</text:p>
          </table:table-cell>
          <table:table-cell table:number-columns-repeated="4"/>
          <table:table-cell table:style-name="ce54" table:formula="of:=[.L11]" office:value-type="float" office:value="15500" calcext:value-type="float">
            <office:annotation draw:style-name="gr3" svg:width="2.899cm" svg:height="2.176cm" svg:x="44.796cm" svg:y="3.016cm" draw:caption-point-x="-0.61cm" draw:caption-point-y="1.51cm">
              <dc:creator>Autoría desconocida</dc:creator>
              <dc:date>2025-02-12T12:33:00</dc:date>
              <text:p>Ingreso cobrado de arrendamiento entre año 2 y año 3</text:p>
            </office:annotation>
            <text:p>15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és de Préstamo</text:p>
          </table:table-cell>
          <table:table-cell table:style-name="ce37"/>
          <table:table-cell table:formula="of:=[Préstamo.$H$18]" office:value-type="float" office:value="112.5" calcext:value-type="float">
            <office:annotation draw:style-name="gr4" svg:width="2.899cm" svg:height="2.966cm" svg:x="17.789cm" svg:y="3.467cm" draw:caption-point-x="-0.61cm" draw:caption-point-y="1.51cm">
              <dc:creator>Autoría desconocida</dc:creator>
              <dc:date>2025-02-11T00:00:00</dc:date>
              <text:p>Interés de la primera anualidad de 112,5€, El año 2 será de 90,77€ y el año 3 será de 57,36€</text:p>
            </office:annotation>
            <text:p>112,5</text:p>
          </table:table-cell>
          <table:table-cell table:number-columns-repeated="4"/>
          <table:table-cell table:formula="of:=[$Préstamo.H19]" office:value-type="float" office:value="90.7687432089823" calcext:value-type="float">
            <office:annotation draw:style-name="gr1" svg:width="2.899cm" svg:height="1.799cm" svg:x="31.249cm" svg:y="3.467cm" draw:caption-point-x="-0.61cm" draw:caption-point-y="1.51cm">
              <dc:creator>Autoría desconocida</dc:creator>
              <dc:date>2025-02-12T11:18:00</dc:date>
              <text:p>Interés préstamo año 2</text:p>
            </office:annotation>
            <text:p>90,7687432089823</text:p>
          </table:table-cell>
          <table:table-cell table:number-columns-repeated="4"/>
          <table:table-cell table:formula="of:=[$Préstamo.H20]" office:value-type="float" office:value="57.3569358927927" calcext:value-type="float">
            <office:annotation draw:style-name="gr1" svg:width="2.899cm" svg:height="1.799cm" svg:x="42.538cm" svg:y="3.467cm" draw:caption-point-x="-0.61cm" draw:caption-point-y="1.51cm">
              <dc:creator>Autoría desconocida</dc:creator>
              <dc:date>2025-02-12T12:25:00</dc:date>
              <text:p>Interés del préstamo del año 3</text:p>
            </office:annotation>
            <text:p>57,35693589279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quiler año 1</text:p>
          </table:table-cell>
          <table:table-cell table:number-columns-repeated="13"/>
          <table:table-cell office:value-type="float" office:value="8400" calcext:value-type="float">
            <text:p>8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inaria 2</text:p>
          </table:table-cell>
          <table:table-cell table:number-columns-repeated="11"/>
          <table:table-cell office:value-type="float" office:value="5000" calcext:value-type="float">
            <text:p>5000</text:p>
          </table:table-cell>
          <table:table-cell/>
          <table:table-cell table:formula="of:=[.P14]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idad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300" calcext:value-type="float">
            <office:annotation draw:style-name="gr2" svg:width="2.899cm" svg:height="2.571cm" svg:x="22.305cm" svg:y="4.822cm" draw:caption-point-x="-0.61cm" draw:caption-point-y="1.51cm">
              <dc:creator>Autoría desconocida</dc:creator>
              <dc:date>2025-02-11T00:00:00</dc:date>
              <text:p>Pago de publicidad de 600€ de dos años. El segundo año se gastará 300€</text:p>
            </office:annotation>
            <text:p>300</text:p>
          </table:table-cell>
          <table:table-cell table:number-columns-repeated="2"/>
          <table:table-cell table:formula="of:=[.H15]" office:value-type="float" office:value="300" calcext:value-type="float">
            <text:p>300</text:p>
          </table:table-cell>
          <table:table-cell/>
          <table:table-cell table:style-name="ce49" table:formula="of:=[.K15]" office:value-type="float" office:value="300" calcext:value-type="float">
            <office:annotation draw:style-name="gr1" svg:width="2.899cm" svg:height="1.799cm" svg:x="35.765cm" svg:y="4.822cm" draw:caption-point-x="-0.61cm" draw:caption-point-y="1.51cm">
              <dc:creator>Autoría desconocida</dc:creator>
              <dc:date>2025-02-12T11:16:00</dc:date>
              <text:p>Publicidad pagada en 2 años</text:p>
            </office:annotation>
            <text:p>3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P15]"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financiero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2" office:value-type="float" office:value="5000" calcext:value-type="float">
            <office:annotation draw:style-name="gr3" svg:width="2.899cm" svg:height="2.176cm" svg:x="20.047cm" svg:y="5.273cm" draw:caption-point-x="-0.61cm" draw:caption-point-y="1.51cm">
              <dc:creator>Autoría desconocida</dc:creator>
              <dc:date>2025-02-11T00:00:00</dc:date>
              <text:p>Ingreso total de 10000€ entre el año 1 y el año 3. El año 3 se cobrará 5000€</text:p>
            </office:annotation>
            <text:p>5000</text:p>
          </table:table-cell>
          <table:table-cell table:number-columns-repeated="7"/>
          <table:table-cell table:style-name="ce52" table:formula="of:=40000" office:value-type="float" office:value="40000" calcext:value-type="float">
            <text:p>40000</text:p>
          </table:table-cell>
          <table:table-cell/>
          <table:table-cell table:formula="of:=[.O16]"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guro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style-name="ce50" office:value-type="float" office:value="1000" calcext:value-type="float">
            <office:annotation draw:style-name="gr1" svg:width="2.899cm" svg:height="1.799cm" svg:x="35.765cm" svg:y="5.725cm" draw:caption-point-x="-0.61cm" draw:caption-point-y="1.51cm">
              <dc:creator>Autoría desconocida</dc:creator>
              <dc:date>2025-02-12T10:52:00</dc:date>
              <text:p>Son 1000€ de seguro entre los años 2 y 3</text:p>
            </office:annotation>
            <text:p>1000</text:p>
          </table:table-cell>
          <table:table-cell/>
          <table:table-cell office:value-type="string" calcext:value-type="string">
            <text:p>`</text:p>
          </table:table-cell>
          <table:table-cell table:style-name="ce11" table:formula="of:=[.K17]" office:value-type="float" office:value="500" calcext:value-type="float">
            <office:annotation draw:style-name="gr1" svg:width="2.899cm" svg:height="1.799cm" svg:x="42.538cm" svg:y="5.725cm" draw:caption-point-x="-0.61cm" draw:caption-point-y="1.51cm">
              <dc:creator>Autoría desconocida</dc:creator>
              <dc:date>2025-02-12T12:33:00</dc:date>
              <text:p>500€ faltantes del año 2 en el seguro</text:p>
            </office:annotation>
            <text:p>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eldos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/>
          <table:table-cell table:formula="of:=[.K18]" office:value-type="float" office:value="3000" calcext:value-type="float">
            <text:p>3000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  <table:table-cell table:formula="of:=[.P18]"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37" table:formula="of:=[$'Inventario FIFO'.N11]" office:value-type="float" office:value="12000" calcext:value-type="float">
            <office:annotation draw:style-name="gr1" svg:width="2.899cm" svg:height="1.799cm" svg:x="31.249cm" svg:y="6.628cm" draw:caption-point-x="-0.61cm" draw:caption-point-y="1.51cm">
              <dc:creator>Autoría desconocida</dc:creator>
              <dc:date>2025-02-12T11:27:00</dc:date>
              <text:p>Ei del año 2</text:p>
            </office:annotation>
            <text:p>12000</text:p>
          </table:table-cell>
          <table:table-cell table:number-columns-repeated="4"/>
          <table:table-cell table:formula="of:=[$'Inventario FIFO'.N16]" office:value-type="float" office:value="15800" calcext:value-type="float">
            <text:p>15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f</text:p>
          </table:table-cell>
          <table:table-cell table:formula="of:=['Inventario FIFO'.$N$8]" office:value-type="float" office:value="12000" calcext:value-type="float">
            <text:p>12000</text:p>
          </table:table-cell>
          <table:table-cell table:number-columns-repeated="4"/>
          <table:table-cell table:formula="of:=[$'Inventario FIFO'.N16]" office:value-type="float" office:value="15800" calcext:value-type="float">
            <text:p>15800</text:p>
          </table:table-cell>
          <table:table-cell table:number-columns-repeated="4"/>
          <table:table-cell table:formula="of:=[$'Inventario FIFO'.N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gresos financieros 2</text:p>
          </table:table-cell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55" table:formula="of:=[.G16]" office:value-type="float" office:value="5000" calcext:value-type="float">
            <office:annotation draw:style-name="gr1" svg:width="2.899cm" svg:height="1.799cm" svg:x="44.796cm" svg:y="7.531cm" draw:caption-point-x="-0.61cm" draw:caption-point-y="1.51cm">
              <dc:creator>Autoría desconocida</dc:creator>
              <dc:date>2025-02-12T12:35:00</dc:date>
              <text:p>Ingresos financieros faltantes del año 1</text:p>
            </office:annotation>
            <text:p>5000</text:p>
          </table:table-cell>
          <table:table-cell table:style-name="ce37"/>
        </table:table-row>
        <table:table-row table:style-name="ro1" table:number-rows-repeated="4">
          <table:table-cell table:number-columns-repeated="4"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37" table:number-columns-repeated="4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4"/>
          <table:table-cell table:style-name="Default" table:formula="of:=SUM([.E5:.E35])" office:value-type="float" office:value="47000" calcext:value-type="float">
            <text:p>47000</text:p>
          </table:table-cell>
          <table:table-cell table:style-name="Default" table:formula="of:=SUM([.F5:.F35])" office:value-type="float" office:value="74112.5" calcext:value-type="float">
            <text:p>74112,5</text:p>
          </table:table-cell>
          <table:table-cell table:style-name="Default" table:formula="of:=SUM([.G5:.G35])" office:value-type="float" office:value="17500" calcext:value-type="float">
            <text:p>17500</text:p>
          </table:table-cell>
          <table:table-cell table:style-name="Default" table:formula="of:=SUM([.H5:.H35])" office:value-type="float" office:value="65686.8752263673" calcext:value-type="float">
            <text:p>65686,8752263673</text:p>
          </table:table-cell>
          <table:table-cell/>
          <table:table-cell table:style-name="Default" table:formula="of:=SUM([.J5:.J35])" office:value-type="float" office:value="92700" calcext:value-type="float">
            <text:p>92700</text:p>
          </table:table-cell>
          <table:table-cell table:style-name="Default" table:formula="of:=SUM([.K5:.K35])" office:value-type="float" office:value="121390.768743209" calcext:value-type="float">
            <text:p>121390,768743209</text:p>
          </table:table-cell>
          <table:table-cell table:style-name="Default" table:formula="of:=SUM([.L5:.L35])" office:value-type="float" office:value="73900" calcext:value-type="float">
            <text:p>73900</text:p>
          </table:table-cell>
          <table:table-cell table:style-name="Default" table:formula="of:=SUM([.M5:.M35])" office:value-type="float" office:value="79886.8752263673" calcext:value-type="float">
            <text:p>79886,8752263673</text:p>
          </table:table-cell>
          <table:table-cell/>
          <table:table-cell table:style-name="Default" table:formula="of:=SUM([.O5:.O35])" office:value-type="float" office:value="182800" calcext:value-type="float">
            <text:p>182800</text:p>
          </table:table-cell>
          <table:table-cell table:style-name="Default" table:formula="of:=SUM([.P5:.P35])" office:value-type="float" office:value="182257.356935893" calcext:value-type="float">
            <text:p>182257,356935893</text:p>
          </table:table-cell>
          <table:table-cell table:style-name="Default" table:formula="of:=SUM([.Q5:.Q35])" office:value-type="float" office:value="203300" calcext:value-type="float">
            <text:p>203300</text:p>
          </table:table-cell>
          <table:table-cell table:style-name="Default" table:formula="of:=SUM([.R5:.R35])" office:value-type="float" office:value="204386.875226367" calcext:value-type="float">
            <text:p>204386,875226367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Beneficio</text:p>
          </table:table-cell>
          <table:table-cell table:style-name="ce9" table:formula="of:=[.E36]-[.F36]" office:value-type="float" office:value="-27112.5" calcext:value-type="float">
            <text:p>-27112,5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J36]-[.K36]" office:value-type="float" office:value="-28690.768743209" calcext:value-type="float">
            <text:p>-28690,768743209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O36]-[.P36]" office:value-type="float" office:value="542.643064107193" calcext:value-type="float">
            <text:p>542,64306410719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Tesorería</text:p>
          </table:table-cell>
          <table:table-cell table:style-name="ce10" table:formula="of:=[.G36]-[.H36]" office:value-type="float" office:value="-48186.8752263673" calcext:value-type="float">
            <text:p>-48186,8752263673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L36]-[.M36]" office:value-type="float" office:value="-5986.87522636725" calcext:value-type="float">
            <text:p>-5986,87522636725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Q36]-[.R36]" office:value-type="float" office:value="-1086.87522636727" calcext:value-type="float">
            <text:p>-1086,87522636727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office:value-type="string" calcext:value-type="string">
            <text:p>B1 + B2 + B3</text:p>
          </table:table-cell>
          <table:table-cell table:style-name="Default" table:formula="of:=[.F39]+[.K39]+[.P39]" office:value-type="float" office:value="-55260.6256791018" calcext:value-type="float">
            <text:p>-55260,625679101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office:value-type="string" calcext:value-type="string">
            <text:p>T1 + T2 + T3</text:p>
          </table:table-cell>
          <table:table-cell table:style-name="Default" table:formula="of:=[.F41]+[.K41]+[.P41]" office:value-type="float" office:value="-55260.6256791018" calcext:value-type="float">
            <text:p>-55260,625679101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Inventario FIFO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ce18"/>
        <table:table-column table:style-name="co7" table:default-cell-style-name="ce18"/>
        <table:table-column table:style-name="co1" table:number-columns-repeated="2" table:default-cell-style-name="ce18"/>
        <table:table-column table:style-name="co7" table:default-cell-style-name="ce18"/>
        <table:table-column table:style-name="co1" table:default-cell-style-name="ce18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7" office:value-type="string" calcext:value-type="string" table:number-columns-spanned="3" table:number-rows-spanned="1">
            <text:p>Entrada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Salidas</text:p>
          </table:table-cell>
          <table:covered-table-cell table:number-columns-repeated="2" table:style-name="ce19"/>
          <table:table-cell table:style-name="ce17" office:value-type="string" calcext:value-type="string" table:number-columns-spanned="3" table:number-rows-spanned="1">
            <text:p>Almacén</text:p>
          </table:table-cell>
          <table:covered-table-cell table:number-columns-repeated="2" table:style-name="ce19"/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17" office:value-type="string" calcext:value-type="string">
            <text:p>Concepto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Unidades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 M.Prima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Compra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8000" calcext:value-type="float">
            <text:p>1800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L7]*[.M7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nta Producto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formula="of:=[.L7]-[.I8]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59" table:formula="of:=[.L8]*[.M8]" office:value-type="float" office:value="12000" calcext:value-type="float">
            <text:p>12000</text:p>
          </table:table-cell>
          <table:table-cell table:style-name="ce63" office:value-type="string" calcext:value-type="string">
            <text:p>Ef Año 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Ei</text:p>
          </table:table-cell>
          <table:table-cell table:number-columns-repeated="6"/>
          <table:table-cell table:formula="of:=[.L8]" office:value-type="float" office:value="2000" calcext:value-type="float">
            <text:p>2000</text:p>
          </table:table-cell>
          <table:table-cell table:formula="of:=[.M8]" office:value-type="float" office:value="6" calcext:value-type="float">
            <text:p>6</text:p>
          </table:table-cell>
          <table:table-cell table:style-name="ce21" table:formula="of:=[.N8]" office:value-type="float" office:value="12000" calcext:value-type="float">
            <text:p>12000</text:p>
          </table:table-cell>
          <table:table-cell table:style-name="ce23"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F12]*[.G12]" office:value-type="float" office:value="14000" calcext:value-type="float">
            <text:p>14000</text:p>
          </table:table-cell>
          <table:table-cell table:number-columns-repeated="3"/>
          <table:table-cell table:formula="of:=[.L11]+[.F12]" office:value-type="float" office:value="4000" calcext:value-type="float">
            <text:p>4000</text:p>
          </table:table-cell>
          <table:table-cell office:value-type="string" calcext:value-type="string">
            <text:p>2000 * 6 + 2000 *7</text:p>
          </table:table-cell>
          <table:table-cell table:formula="of:=[.L11]*[.M11]+[.F12]*[.G12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formula="of:=[.I13]*[.J13]" office:value-type="float" office:value="10200" calcext:value-type="float">
            <text:p>10200</text:p>
          </table:table-cell>
          <table:table-cell table:formula="of:=[.L12]-[.I13]" office:value-type="float" office:value="2300" calcext:value-type="float">
            <text:p>2300</text:p>
          </table:table-cell>
          <table:table-cell office:value-type="string" calcext:value-type="string">
            <text:p>300 * 6 + 2000 * 7</text:p>
          </table:table-cell>
          <table:table-cell table:style-name="ce61" table:formula="of:=300*6+2000*7" office:value-type="float" office:value="15800" calcext:value-type="float">
            <text:p>15800</text:p>
          </table:table-cell>
          <table:table-cell table:style-name="ce65" office:value-type="string" calcext:value-type="string">
            <text:p>Ef Año 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Ei</text:p>
          </table:table-cell>
          <table:table-cell table:number-columns-repeated="6"/>
          <table:table-cell table:formula="of:=[.L13]" office:value-type="float" office:value="2300" calcext:value-type="float">
            <text:p>2300</text:p>
          </table:table-cell>
          <table:table-cell table:formula="of:=[.M13]" office:value-type="string" office:string-value="300 * 6 + 2000 * 7" calcext:value-type="string">
            <text:p>300 * 6 + 2000 * 7</text:p>
          </table:table-cell>
          <table:table-cell table:style-name="ce62" table:formula="of:=[.N13]" office:value-type="float" office:value="15800" calcext:value-type="float">
            <text:p>15800</text:p>
          </table:table-cell>
          <table:table-cell table:style-name="ce66" office:value-type="string" calcext:value-type="string">
            <text:p>Ei Año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Compr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G17]*[.F17]" office:value-type="float" office:value="22400" calcext:value-type="float">
            <text:p>22400</text:p>
          </table:table-cell>
          <table:table-cell table:number-columns-repeated="3"/>
          <table:table-cell table:formula="of:=[.L16]+[.F17]" office:value-type="float" office:value="5100" calcext:value-type="float">
            <text:p>5100</text:p>
          </table:table-cell>
          <table:table-cell office:value-type="string" calcext:value-type="string">
            <text:p>300 * 6 + 2000 * 7 + 2800 * 8</text:p>
          </table:table-cell>
          <table:table-cell table:formula="of:=300*6+2000*7+2800*8" office:value-type="float" office:value="38200" calcext:value-type="float">
            <text:p>38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100" calcext:value-type="float">
            <text:p>5100</text:p>
          </table:table-cell>
          <table:table-cell office:value-type="string" calcext:value-type="string">
            <text:p>300 * 6 + 2000 * 7 + 2800 * 8</text:p>
          </table:table-cell>
          <table:table-cell table:formula="of:=[.N17]" office:value-type="float" office:value="38200" calcext:value-type="float">
            <text:p>38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string" calcext:value-type="string">
            <text:p>Ef Año 3</text:p>
          </table:table-cell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4" table:number-rows-spanned="1">
            <text:p>VAN 1</text:p>
          </table:table-cell>
          <table:covered-table-cell table:number-columns-repeated="3" table:style-name="ce25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Flujos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100" calcext:value-type="float">
            <text:p>2100</text:p>
          </table:table-cell>
          <table:table-cell table:style-name="ce26"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Interé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Cálculos</text:p>
          </table:table-cell>
          <table:table-cell table:style-name="ce26" table:formula="of:=[.E7]/(1+([.E8]/100))" office:value-type="float" office:value="1941.74757281553" calcext:value-type="float">
            <text:p>1941,74757281553</text:p>
          </table:table-cell>
          <table:table-cell table:style-name="ce26" table:formula="of:=[.F7]/((1+([.E8]/100))*(1+([.F8]/100)))" office:value-type="float" office:value="1960.41822255414" calcext:value-type="float">
            <text:p>1960,41822255414</text:p>
          </table:table-cell>
          <table:table-cell table:style-name="ce26" table:formula="of:=[.G7]/((1+([.E8]/100))*(1+([.F8]/100))*(1+([.G8]/100)))" office:value-type="float" office:value="1965.33155143273" calcext:value-type="float">
            <text:p>1965,33155143273</text:p>
          </table:table-cell>
          <table:table-cell table:style-name="ce28" table:formula="of:=-6000+SUM([.E9:.G9])" office:value-type="float" office:value="-132.502653197595" calcext:value-type="float">
            <text:p>-132,502653197595</text:p>
          </table:table-cell>
          <table:table-cell table:style-name="ce29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4" table:number-rows-spanned="1">
            <text:p>VAN 2</text:p>
          </table:table-cell>
          <table:covered-table-cell table:number-columns-repeated="3" table:style-name="ce25"/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Año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Flujos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table:formula="of:=2400+200"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Interé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Cálculos</text:p>
          </table:table-cell>
          <table:table-cell table:style-name="ce26" table:formula="of:=[.E14]/(1+([.E15]/100))" office:value-type="float" office:value="1941.74757281553" calcext:value-type="float">
            <text:p>1941,74757281553</text:p>
          </table:table-cell>
          <table:table-cell table:style-name="ce26" table:formula="of:=[.F14]/((1+([.E15]/100))*(1+([.F15]/100)))" office:value-type="float" office:value="2053.7714712472" calcext:value-type="float">
            <text:p>2053,7714712472</text:p>
          </table:table-cell>
          <table:table-cell table:style-name="ce26" table:formula="of:=[.G14]/((1+([.E15]/100))*(1+([.F15]/100))*(1+([.G15]/100)))" office:value-type="float" office:value="2322.66456078413" calcext:value-type="float">
            <text:p>2322,66456078413</text:p>
          </table:table-cell>
          <table:table-cell table:style-name="ce28" table:formula="of:=-6000+SUM([.E16:.G16])" office:value-type="float" office:value="318.183604846865" calcext:value-type="float">
            <text:p>318,183604846865</text:p>
          </table:table-cell>
          <table:table-cell table:style-name="ce29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24" office:value-type="string" calcext:value-type="string">
            <text:p>Rentable</text:p>
          </table:table-cell>
          <table:table-cell table:style-name="ce27" table:formula="of:=IF([.H9]&gt;[.H16];&quot;VAN 1&quot;;IF([.H16]&gt;[.H9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ce3"/>
        <table:table-column table:style-name="co9" table:default-cell-style-name="ce3"/>
        <table:table-column table:style-name="co10" table:number-columns-repeated="2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30" office:value-type="string" calcext:value-type="string">
            <text:p>Capital</text:p>
          </table:table-cell>
          <table:table-cell table:style-name="ce33" office:value-type="float" office:value="4500" calcext:value-type="float">
            <text:p>45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3/100" office:value-type="float" office:value="0.03" calcext:value-type="float">
            <text:p>0,03</text:p>
          </table:table-cell>
          <table:table-cell table:formula="of:=3.75/100" office:value-type="float" office:value="0.0375" calcext:value-type="float">
            <text:p>0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Denominador</text:p>
          </table:table-cell>
          <table:table-cell table:formula="of:=1+[.F7]" office:value-type="float" office:value="1.025" calcext:value-type="float">
            <text:p>1,025</text:p>
          </table:table-cell>
          <table:table-cell table:formula="of:=1+[.G7]" office:value-type="float" office:value="1.03" calcext:value-type="float">
            <text:p>1,03</text:p>
          </table:table-cell>
          <table:table-cell table:formula="of:=1+[.H7]" office:value-type="float" office:value="1.0375" calcext:value-type="float">
            <text:p>1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Cálculo Denominador</text:p>
          </table:table-cell>
          <table:table-cell table:formula="of:=[.F8]" office:value-type="float" office:value="1.025" calcext:value-type="float">
            <text:p>1,025</text:p>
          </table:table-cell>
          <table:table-cell table:formula="of:=[.G8]*[.F9]" office:value-type="float" office:value="1.05575" calcext:value-type="float">
            <text:p>1,05575</text:p>
          </table:table-cell>
          <table:table-cell table:formula="of:=[.H8]*[.G9]" office:value-type="float" office:value="1.095340625" calcext:value-type="float">
            <text:p>1,09534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 calcext:value-type="string">
            <text:p>Total</text:p>
          </table:table-cell>
          <table:table-cell table:formula="of:=[.F6]/[.F9]" office:value-type="float" office:value="0.975609756097561" calcext:value-type="float">
            <text:p>0,975609756097561</text:p>
          </table:table-cell>
          <table:table-cell table:formula="of:=[.G6]/[.G9]" office:value-type="float" office:value="0.947193937958797" calcext:value-type="float">
            <text:p>0,947193937958797</text:p>
          </table:table-cell>
          <table:table-cell table:formula="of:=[.H6]/[.H9]" office:value-type="float" office:value="0.912958012490407" calcext:value-type="float">
            <text:p>0,912958012490407</text:p>
          </table:table-cell>
          <table:table-cell table:style-name="ce32" table:formula="of:=SUM([.F10:.H10])" office:value-type="float" office:value="2.83576170654677" calcext:value-type="float">
            <text:p>2,83576170654677</text:p>
          </table:table-cell>
          <table:table-cell table:style-name="ce34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2" office:value-type="string" calcext:value-type="string">
            <text:p>Anualidad</text:p>
          </table:table-cell>
          <table:table-cell table:style-name="ce34" table:formula="of:=4500/[.I10]" office:value-type="float" office:value="1586.87522636726" calcext:value-type="float">
            <text:p>1586,87522636726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7" office:value-type="string" calcext:value-type="string">
            <text:p>Años</text:p>
          </table:table-cell>
          <table:table-cell table:style-name="ce17" office:value-type="string" calcext:value-type="string">
            <text:p>Anualidad</text:p>
          </table:table-cell>
          <table:table-cell table:style-name="ce17" office:value-type="string" calcext:value-type="string">
            <text:p>Interés (%)</text:p>
          </table:table-cell>
          <table:table-cell table:style-name="ce17" office:value-type="string" calcext:value-type="string">
            <text:p>Interés (€)</text:p>
          </table:table-cell>
          <table:table-cell table:style-name="ce17" office:value-type="string" calcext:value-type="string">
            <text:p>Capital devuelto</text:p>
          </table:table-cell>
          <table:table-cell table:style-name="ce17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number-columns-repeated="2"/>
          <table:table-cell table:style-name="ce3"/>
          <table:table-cell table:style-name="ce3" table:formula="of:=[.$F$2]" office:value-type="float" office:value="4500" calcext:value-type="float">
            <text:p>4500</text:p>
          </table:table-cell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F$7]" office:value-type="float" office:value="0.025" calcext:value-type="float">
            <text:p>0,025</text:p>
          </table:table-cell>
          <table:table-cell table:formula="of:=[.J17]*[.G18]" office:value-type="float" office:value="112.5" calcext:value-type="float">
            <text:p>112,5</text:p>
          </table:table-cell>
          <table:table-cell table:style-name="ce3" table:formula="of:=[.F18]-[.H18]" office:value-type="float" office:value="1474.37522636726" calcext:value-type="float">
            <text:p>1474,37522636726</text:p>
          </table:table-cell>
          <table:table-cell table:style-name="ce3" table:formula="of:=[.J17]-[.I18]" office:value-type="float" office:value="3025.62477363275" calcext:value-type="float">
            <text:p>3025,62477363275</text:p>
          </table:table-cell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G$7]" office:value-type="float" office:value="0.03" calcext:value-type="float">
            <text:p>0,03</text:p>
          </table:table-cell>
          <table:table-cell table:formula="of:=[.J18]*[.G19]" office:value-type="float" office:value="90.7687432089823" calcext:value-type="float">
            <text:p>90,7687432089823</text:p>
          </table:table-cell>
          <table:table-cell table:style-name="ce3" table:formula="of:=[.F19]-[.H19]" office:value-type="float" office:value="1496.10648315827" calcext:value-type="float">
            <text:p>1496,10648315827</text:p>
          </table:table-cell>
          <table:table-cell table:style-name="ce3" table:formula="of:=[.J18]-[.I19]" office:value-type="float" office:value="1529.51829047447" calcext:value-type="float">
            <text:p>1529,51829047447</text:p>
          </table:table-cell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H$7]" office:value-type="float" office:value="0.0375" calcext:value-type="float">
            <text:p>0,0375</text:p>
          </table:table-cell>
          <table:table-cell table:formula="of:=[.J19]*[.G20]" office:value-type="float" office:value="57.3569358927927" calcext:value-type="float">
            <text:p>57,3569358927927</text:p>
          </table:table-cell>
          <table:table-cell table:style-name="ce3" table:formula="of:=[.F20]-[.H20]" office:value-type="float" office:value="1529.51829047446" calcext:value-type="float">
            <text:p>1529,51829047446</text:p>
          </table:table-cell>
          <table:table-cell table:style-name="ce3" table:formula="of:=[.J19]-[.I20]" office:value-type="float" office:value="0.00000000000977706804405898" calcext:value-type="float">
            <text:p>9,77706804405898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0:35:30.5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49:56.332000000</meta:creation-date>
    <dc:date>2025-02-12T12:40:48.002000000</dc:date>
    <meta:editing-duration>PT3H50M46S</meta:editing-duration>
    <meta:editing-cycles>4</meta:editing-cycles>
    <meta:generator>LibreOffice/7.6.0.3$Windows_X86_64 LibreOffice_project/69edd8b8ebc41d00b4de3915dc82f8f0fc3b6265</meta:generator>
    <meta:document-statistic meta:table-count="4" meta:cell-count="306" meta:object-count="0"/>
  </office:meta>
</office:document-meta>
</file>